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66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 table:number-columns-spanned="14" table:number-rows-spanned="1">
            <text:p>https://chainikoff.ru/</text:p>
          </table:table-cell>
          <table:covered-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3">
            <text:p>Чек лист 1</text:p>
          </table:table-cell>
          <table:table-cell table:number-columns-repeated="3" office:value-type="string" calcext:value-type="string">
            <text:p>Тестировщик 1</text:p>
          </table:table-cell>
          <table:table-cell table:number-columns-repeated="2" office:value-type="string" calcext:value-type="string">
            <text:p>Тестировщик 2</text:p>
          </table:table-cell>
          <table:table-cell office:value-type="string" calcext:value-type="string">
            <text:p>Тестировщик 3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Linux Ubuntu <text:s text:c="8"/>Mozilla Firefox </text:p>
          </table:table-cell>
          <table:table-cell table:style-name="ce2" office:value-type="string" calcext:value-type="string" table:number-columns-spanned="1" table:number-rows-spanned="2">
            <text:p>Linux Ubuntu <text:s text:c="7"/>Opera</text:p>
          </table:table-cell>
          <table:table-cell table:style-name="ce2" office:value-type="string" calcext:value-type="string" table:number-columns-spanned="1" table:number-rows-spanned="2">
            <text:p>Linux Ubuntu <text:s text:c="7"/>Chromium</text:p>
          </table:table-cell>
          <table:table-cell table:style-name="ce2" office:value-type="string" calcext:value-type="string" table:number-columns-spanned="1" table:number-rows-spanned="2">
            <text:p>Windows 8.01 <text:s text:c="8"/>MS Edge</text:p>
          </table:table-cell>
          <table:table-cell table:style-name="ce2" office:value-type="string" calcext:value-type="string" table:number-columns-spanned="1" table:number-rows-spanned="2">
            <text:p>Windows 8.01 <text:s text:c="7"/>Google Chrome</text:p>
          </table:table-cell>
          <table:table-cell table:style-name="ce2" office:value-type="string" calcext:value-type="string" table:number-columns-spanned="1" table:number-rows-spanned="2">
            <text:p>Windows 8.01 <text:s text:c="13"/>IE 11</text:p>
          </table:table-cell>
          <table:table-cell table:number-columns-repeated="7"/>
        </table:table-row>
        <table:table-row table:style-name="ro1">
          <table:covered-table-cell table:number-columns-repeated="7"/>
          <table:table-cell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Главное меню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Открыть адреса кофеен Москва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адреса кофеен Санкт-Петербург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меню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страницу Франчайзинг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страницу О нас — Наша истори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страницу О нас — Наши Преимущества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страницу О нас — Все новости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страницу О нас — Фотогалере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страницу О нас — Отзывы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страницу О нас — Контакты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страницу Карьера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крыть страницу Карта друзей</text:p>
          </table:table-cell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2.899cm" svg:height="2.176cm" svg:x="10.565cm" svg:y="6.176cm" draw:caption-point-x="-0.61cm" draw:caption-point-y="1.51cm">
              <dc:date>2021-05-13T00:00:00</dc:date>
              <text:p text:style-name="P1">Предусловие: открыть любую страницу из главного меню</text:p>
              <text:p text:style-name="P1"/>
            </office:annotation>
            <text:p>Переход на главную страницу при клике на логотип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7" table:number-rows-spanned="1">
            <text:p>Главная страница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Переход по ссылке Гостевая книга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Оставьте свой отзыв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Оформить карту друга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Кофейные новости</text:p>
          </table:table-cell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10.565cm" svg:y="8.885cm" draw:caption-point-x="-0.61cm" draw:caption-point-y="1.51cm">
              <dc:date>2021-05-13T00:00:00</dc:date>
              <text:p text:style-name="P1">В кол-ве 2 шт</text:p>
            </office:annotation>
            <text:p>Переход по ссылке Подробнее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Новость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Новость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Вакансия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Вакансия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Откликнуться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7" table:number-rows-spanned="1">
            <text:p>Footer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Переход по ссылке поделиться ВК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поделиться ФБ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поделиться Твиттер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поделиться ОК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поделиться Мой мир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поделиться Live jour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поделиться Google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Мобильная верси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ереход по ссылке Создание сайта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6:32:36.44382970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6:32:57.897768983</meta:creation-date>
    <meta:editing-duration>PT7M20S</meta:editing-duration>
    <meta:editing-cycles>3</meta:editing-cycles>
    <meta:generator>LibreOffice/6.4.7.2$Linux_X86_64 LibreOffice_project/40$Build-2</meta:generator>
    <dc:date>2021-05-13T18:33:03.393337515</dc:date>
    <meta:document-statistic meta:table-count="1" meta:cell-count="49" meta:object-count="0"/>
  </office:meta>
</office:document-meta>
</file>